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5000003ABD79A2ADE44121E7A.png" manifest:media-type="image/png"/>
  <manifest:file-entry manifest:full-path="Pictures/100007C6000039740000654965486ADEF114293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8.85cm" fo:min-width="9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9cm" fo:min-width="3.25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3.75cm" fo:min-width="9.4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5.25cm" fo:min-width="5.5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5cm" fo:min-width="2.0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95cm" fo:min-width="3.3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2.95cm" fo:min-width="4.3cm"/>
    </style:style>
    <style:style style:name="gr10" style:family="graphic" style:parent-style-name="standard">
      <style:graphic-properties draw:stroke="dash" draw:stroke-dash="Dashed_20__28_var_29_" draw:fill-color="#ffff99" draw:textarea-horizontal-align="justify" draw:textarea-vertical-align="middle" draw:auto-grow-height="false" fo:min-height="1.95cm" fo:min-width="3.3cm"/>
    </style:style>
    <style:style style:name="gr11" style:family="graphic" style:parent-style-name="objectwithoutfill">
      <style:graphic-properties draw:marker-start="Small_20_Arrow" draw:marker-end="Small_20_Arrow" draw:marker-end-width="0.3cm" draw:fill="none" draw:textarea-vertical-align="middle"/>
    </style:style>
    <style:style style:name="gr12" style:family="graphic" style:parent-style-name="objectwithoutfill">
      <style:graphic-properties draw:marker-start="" draw:marker-end="Small_20_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Dashed_20__28_var_29_" draw:fill="none" draw:textarea-vertical-align="middle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8cm" svg:height="9.1cm" svg:x="2.2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89cm" svg:height="2.179cm" svg:x="7.711cm" svg:y="11.421cm">
          <draw:text-box>
            <text:p text:style-name="P2"><text:span text:style-name="T1">OpenCPN</text:span></text:p>
            <text:p text:style-name="P2"><text:span text:style-name="T1">Mini-Fork</text:span></text:p>
            <text:p text:style-name="P2"><text:span text:style-name="T1">Closed source</text:span></text:p>
          </draw:text-box>
        </draw:frame>
        <draw:custom-shape draw:style-name="gr3" draw:text-style-name="P5" draw:layer="layout" svg:width="9.9cm" svg:height="4cm" svg:x="2cm" svg:y="15.4cm">
          <text:p text:style-name="P4"><text:span text:style-name="T1">AvNav Server</text:span></text:p>
          <text:p text:style-name="P4"><text:span text:style-name="T1">Python, Open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cm" svg:height="5.5cm" svg:x="3.3cm" svg:y="5.4cm"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cm" svg:height="2.8cm" svg:x="6.7cm" svg:y="1.4cm">
          <text:p text:style-name="P4"><text:span text:style-name="T1">OeSENC</text:span></text:p>
          <text:p text:style-name="P4"><text:span text:style-name="T1">char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3" draw:layer="layout" svg:width="3.283cm" svg:height="1.916cm" svg:x="3.6cm" svg:y="8.8cm">
          <draw:text-box>
            <text:p text:style-name="P2"><text:span text:style-name="T1">OpenCPN </text:span></text:p>
            <text:p text:style-name="P2"><text:span text:style-name="T1">Plugin</text:span></text:p>
            <text:p text:style-name="P2"><text:span text:style-name="T1">OpenSource</text:span></text:p>
          </draw:text-box>
        </draw:frame>
        <draw:g>
          <draw:custom-shape draw:style-name="gr7" draw:text-style-name="P1" draw:layer="layout" svg:width="3.8cm" svg:height="2.2cm" svg:x="5.2cm" svg:y="5.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673cm" svg:height="1.361cm" svg:x="5.327cm" svg:y="6.1cm">
            <draw:text-box>
              <text:p><text:span text:style-name="T1">Decrypter</text:span></text:p>
              <text:p><text:span text:style-name="T1">Closed source</text:span></text:p>
            </draw:text-box>
          </draw:frame>
        </draw:g>
        <draw:frame draw:style-name="gr8" draw:text-style-name="P4" draw:layer="layout" svg:width="7.142cm" svg:height="12.592cm" draw:transform="rotate (-3.14159265358979) translate (24.967cm 17.867cm)">
          <draw:image xlink:href="Pictures/100007C6000039740000654965486ADEF1142938.svg" xlink:type="simple" xlink:show="embed" xlink:actuate="onLoad">
            <text:p/>
          </draw:image>
          <draw:image xlink:href="Pictures/1000020100000215000003ABD79A2ADE44121E7A.png" xlink:type="simple" xlink:show="embed" xlink:actuate="onLoad"/>
        </draw:frame>
        <draw:custom-shape draw:style-name="gr9" draw:text-style-name="P5" draw:layer="layout" svg:width="4.8cm" svg:height="3.2cm" svg:x="18.9cm" svg:y="13.4cm">
          <text:p text:style-name="P4"><text:span text:style-name="T1">AvNavClient</text:span><text:span text:style-name="T1"><text:line-break/></text:span><text:span text:style-name="T1">Js</text:span><text:span text:style-name="T1"><text:line-break/></text:span><text:span text:style-name="T1">Open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cm" svg:height="2.2cm" svg:x="19.5cm" svg:y="10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698cm" svg:height="1.916cm" svg:x="19.6cm" svg:y="10.284cm">
          <draw:text-box>
            <text:p><text:span text:style-name="T1">Optional:</text:span><text:span text:style-name="T1"><text:line-break/></text:span><text:span text:style-name="T1">Token Handler</text:span><text:span text:style-name="T1"><text:line-break/></text:span><text:span text:style-name="T1">closed Source</text:span></text:p>
          </draw:text-box>
        </draw:frame>
        <draw:line draw:style-name="gr11" draw:text-style-name="P7" draw:layer="layout" svg:x1="11.8cm" svg:y1="17.6cm" svg:x2="19.4cm" svg:y2="15.8cm">
          <text:p/>
        </draw:line>
        <draw:line draw:style-name="gr11" draw:text-style-name="P7" draw:layer="layout" svg:x1="11.3cm" svg:y1="11cm" svg:x2="19.1cm" svg:y2="14.7cm">
          <text:p/>
        </draw:line>
        <draw:line draw:style-name="gr11" draw:text-style-name="P7" draw:layer="layout" svg:x1="4.7cm" svg:y1="16.2cm" svg:x2="4.7cm" svg:y2="13.5cm">
          <text:p/>
        </draw:line>
        <draw:line draw:style-name="gr11" draw:text-style-name="P7" draw:layer="layout" svg:x1="21.5cm" svg:y1="13.6cm" svg:x2="21.5cm" svg:y2="12cm">
          <text:p/>
        </draw:line>
        <draw:line draw:style-name="gr12" draw:text-style-name="P7" draw:layer="layout" svg:x1="7.9cm" svg:y1="3.6cm" svg:x2="7.9cm" svg:y2="6.2cm">
          <text:p/>
        </draw:line>
        <draw:line draw:style-name="gr13" draw:text-style-name="P7" draw:layer="layout" svg:x1="15cm" svg:y1="1.9cm" svg:x2="15cm" svg:y2="19.2cm">
          <text:p/>
        </draw:line>
        <draw:frame draw:style-name="gr6" draw:text-style-name="P8" draw:layer="layout" svg:width="4.515cm" svg:height="0.962cm" svg:x="13.185cm" svg:y="2.6cm">
          <draw:text-box>
            <text:p>Local Network</text:p>
          </draw:text-box>
        </draw:frame>
        <draw:frame draw:style-name="gr6" draw:text-style-name="P8" draw:layer="layout" svg:width="3.114cm" svg:height="0.962cm" svg:x="13.3cm" svg:y="11.2cm">
          <draw:text-box>
            <text:p>(1) HTTP</text:p>
          </draw:text-box>
        </draw:frame>
        <draw:frame draw:style-name="gr6" draw:text-style-name="P8" draw:layer="layout" svg:width="3.114cm" svg:height="0.962cm" svg:x="13.486cm" svg:y="17.2cm">
          <draw:text-box>
            <text:p>(2) HTTP</text:p>
          </draw:text-box>
        </draw:frame>
        <draw:frame draw:style-name="gr6" draw:text-style-name="P8" draw:layer="layout" svg:width="6.209cm" svg:height="0.962cm" svg:x="4.9cm" svg:y="14.138cm">
          <draw:text-box>
            <text:p>(3) local socket/Pipe</text:p>
          </draw:text-box>
        </draw:frame>
        <draw:frame draw:style-name="gr6" draw:text-style-name="P8" draw:layer="layout" svg:width="3.745cm" svg:height="0.962cm" svg:x="21.4cm" svg:y="12.338cm">
          <draw:text-box>
            <text:p>(4) JS c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</meta:initial-creator>
    <meta:creation-date>2020-01-26T17:58:28.350207825</meta:creation-date>
    <dc:date>2020-01-26T18:16:28.495411990</dc:date>
    <dc:creator>Andreas </dc:creator>
    <meta:editing-duration>PT7M25S</meta:editing-duration>
    <meta:editing-cycles>1</meta:editing-cycles>
    <meta:generator>LibreOffice/6.0.7.3$Linux_X86_64 LibreOffice_project/00m0$Build-3</meta:generator>
    <meta:document-statistic meta:object-count="24"/>
  </office:meta>
</office:document-meta>
</file>